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First_20_line_20_indent">
      <style:text-properties fo:language="ru" fo:country="RU"/>
    </style:style>
    <style:style style:name="P130" style:family="paragraph" style:parent-style-name="First_20_line_20_indent">
      <style:paragraph-properties fo:text-align="justify" style:justify-single-word="false"/>
      <style:text-properties fo:language="ru" fo:country="RU"/>
    </style:style>
    <style:style style:name="P131" style:family="paragraph" style:parent-style-name="First_20_line_20_indent">
      <style:text-properties fo:font-size="15pt" fo:language="ru" fo:country="RU" style:font-size-asian="15pt" style:font-size-complex="15pt"/>
    </style:style>
    <style:style style:name="P132" style:family="paragraph" style:parent-style-name="First_20_line_20_indent">
      <style:text-properties fo:font-size="12pt" fo:language="ru" fo:country="RU" style:font-size-asian="12pt" style:font-size-complex="12pt"/>
    </style:style>
    <style:style style:name="P133" style:family="paragraph" style:parent-style-name="First_20_line_20_indent">
      <style:text-properties fo:language="en" fo:country="US"/>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in" fo:margin-right="0in" fo:text-align="center"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Footnote">
      <style:paragraph-properties fo:margin-left="0in" fo:margin-right="0in" fo:text-indent="0in"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paragraph-properties fo:text-align="center" style:justify-single-word="false"/>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c4deb" officeooo:paragraph-rsid="000c4deb"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style:use-window-font-color="true" fo:language="ru" fo:country="RU" fo:font-style="normal" fo:background-color="transparent" loext:char-shading-value="0" style:font-style-asian="normal" style:font-style-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loext:char-shading-value="0"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line-through-style="solid" style:text-line-through-type="single"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style:style style:name="T72" style:family="text">
      <style:text-properties officeooo:rsid="0002a5ed"/>
    </style:style>
    <style:style style:name="T73" style:family="text">
      <style:text-properties officeooo:rsid="0006c96a"/>
    </style:style>
    <style:style style:name="T74" style:family="text">
      <style:text-properties officeooo:rsid="00082a6f"/>
    </style:style>
    <style:style style:name="T75" style:family="text">
      <style:text-properties officeooo:rsid="00097957"/>
    </style:style>
    <style:style style:name="T76" style:family="text">
      <style:text-properties officeooo:rsid="000b1d54"/>
    </style:style>
    <style:style style:name="T77" style:family="text">
      <style:text-properties officeooo:rsid="000b466f"/>
    </style:style>
    <style:style style:name="T78" style:family="text">
      <style:text-properties officeooo:rsid="000e020a"/>
    </style:style>
    <style:style style:name="T79" style:family="text">
      <style:text-properties officeooo:rsid="000ecb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6">***</text:p>
      <text:p text:style-name="P13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3793776255305245068"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8. Стыд</text:h>
      <text:p text:style-name="P137"/>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7"><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text:soft-page-break/></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soft-page-break/>…</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4">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text:soft-page-break/>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text:soft-page-break/>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6"/>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149">Пегаска положила голову мне на плечо и прижалась всем телом в ответ.</text:p>
      <text:p text:style-name="P149"/>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text:soft-page-break/>–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text:soft-page-break/></text:p>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text:soft-page-break/>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text:soft-page-break/>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soft-page-break/>…</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text:span text:style-name="T78">Уши её опустились.</text:span> Некоторое время она смотрела в зеленоватые волны. Потом её <text:span text:style-name="T78">уши снова встали торчком, а </text:span>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text:span text:style-name="T79">но</text:span> <text:span text:style-name="T57">любили друг </text:span><text:soft-page-break/><text:span text:style-name="T57">друга! И у них </text:span>был<text:span text:style-name="T57"> </text:span>офиген<text:span text:style-name="T79">ны</text:span>й <text:span text:style-name="T57">секс! </text:span>И это было <text:span text:style-name="T79">офигенно </text:span>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oft-page-break/><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oft-page-break/><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oft-page-break/><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oft-page-break/><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oft-page-break/><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text:soft-page-break/>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text:soft-page-break/>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oft-page-break/><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oft-page-break/><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oft-page-break/><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text:soft-page-break/>–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text:soft-page-break/>–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text:soft-page-break/>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text:span text:style-name="T72">Мы… </text:span>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text:soft-page-break/>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text:span text:style-name="T76">Элемента Верности</text:span>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text:soft-page-break/>– Это тебе Твайлайт сказала? Есть такое заклинание, «переплетение сознаний». Я — против. Честно говоря, не <text:span text:style-name="T77">шибко</text:span>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отремонтирова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text:soft-page-break/>–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text:soft-page-break/>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text:soft-page-break/>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text:soft-page-break/>– <text:span text:style-name="T57">А ч</text:span>то случилось с кракеном?</text:p>
      <text:p text:style-name="P52">– Он провалился в <text:span text:style-name="T57">П</text:span>ровал. – отвечает пегаска и смотрит на извивающийся <text:span text:style-name="T73">остаток</text:span>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text:soft-page-break/>–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text:span text:style-name="T74">сантиметр</text:span> за <text:span text:style-name="T74">сантиметром</text:span>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text:span text:style-name="T75">Я отлетаю к стене.</text:span></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4"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47">***</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5">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2"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29">– Эй-Джей, Флатти, хватайте комп и на выход! Я с ним разберусь! Не теряйте вре..!</text:p>
      <text:p text:style-name="P129">– ТЫ ИДИО..!!!</text:p>
      <text:p text:style-name="P129">Дискорд <text:s/>заорал одновременно со мной, прикрываясь от меня руками, когда раздался оглушительный</text:p>
      <text:p text:style-name="P129">… </text:p>
      <text:p text:style-name="P131">БАХ!!!</text:p>
      <text:p text:style-name="P132">…</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text:soft-page-break/>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oft-page-break/><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5">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text:soft-page-break/></text:p>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3"/>
      <text:p text:style-name="P135">Мы почти успели.</text:p>
      <text:p text:style-name="P13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0">«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0">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0">ХА-ХА-ХА!</text:p>
      <text:p text:style-name="P130">Прямо как сейчас. Как говорится, найди десять отличий.</text:p>
      <text:p text:style-name="P130">Вот только… Только Дэш была бы жива…</text:p>
      <text:p text:style-name="P134">Я тяжело вздохнул.</text:p>
      <text:p text:style-name="P134"/>
      <text:p text:style-name="P134">…</text:p>
      <text:p text:style-name="P134"/>
      <text:p text:style-name="P134"><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oft-page-break/><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text:soft-page-break/>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text:soft-page-break/>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5">.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oft-page-break/><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text:soft-page-break/></text:p>
      <text:p text:style-name="P105">Анакорн аж подпрыгнул на месте от восторга и стал мне аплодировать.</text:p>
      <text:p text:style-name="P106"/>
      <text:p text:style-name="P105"><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6"/>
      <text:p text:style-name="P106">Я подозрительно посмотрел на Анакорна.</text:p>
      <text:p text:style-name="P106"/>
      <text:p text:style-name="P105"><text:span text:style-name="T17">– </text:span><text:span text:style-name="T47">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text:soft-page-break/></text:p>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text:soft-page-break/></text:p>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text:soft-page-break/></text:p>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text:soft-page-break/>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08T21:05:07.140525065</dc:date>
    <meta:editing-duration>P146DT8H49M8S</meta:editing-duration>
    <meta:editing-cycles>9213</meta:editing-cycles>
    <meta:generator>LibreOffice/5.1.6.2$Linux_X86_64 LibreOffice_project/10m0$Build-2</meta:generator>
    <meta:printed-by>макс </meta:printed-by>
    <meta:print-date>2017-08-23T21:51:29.95</meta:print-date>
    <meta:document-statistic meta:table-count="0" meta:image-count="0" meta:object-count="0" meta:page-count="232" meta:paragraph-count="4735" meta:word-count="100990" meta:character-count="669165" meta:non-whitespace-character-count="568400"/>
  </office:meta>
</office:document-meta>
</file>